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style:font-name="Verdana1" style:font-name-asian="DejaVuSans" style:font-name-complex="Lucidasan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/>
    <style:style style:name="ce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9" style:family="table-cell" style:parent-style-name="Default"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10"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61"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36"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66"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95"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199"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201">
      <style:map style:condition="is-true-formula([.$J1]&gt;COLUMN([.A1])-3)" style:apply-style-name="Parameter" style:base-cell-address="Sheet1.A1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fo:language="en" fo:country="US"/>
    </style:style>
    <style:style style:name="ce21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marker-start="Стили_20_стрелок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42" table:default-cell-style-name="ce7"/>
        <table:table-column table:style-name="co13" table:number-columns-repeated="768" table:default-cell-style-name="ce7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8" office:value-type="string">
            <text:p>Actual</text:p>
          </table:table-cell>
          <table:table-cell table:style-name="ce8" office:value-type="string">
            <text:p>Inputs</text:p>
          </table:table-cell>
          <table:table-cell table:style-name="ce8" table:number-columns-repeated="6"/>
          <table:table-cell table:style-name="ce8" office:value-type="string">
            <text:p># of Inputs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Highlight</text:p>
          </table:table-cell>
          <table:table-cell table:style-name="ce8" office:value-type="string">
            <text:p>OOo says</text:p>
          </table:table-cell>
          <table:table-cell table:style-name="ce8" office:value-type="string">
            <text:p>Skip for</text:p>
          </table:table-cell>
          <table:table-cell table:style-name="ce8" office:value-type="string">
            <text:p>Custom check</text:p>
          </table:table-cell>
          <table:table-cell table:style-name="ce8"/>
          <table:table-cell table:style-name="ce8" table:formula="of:=AND([.Q2:.Q10000])" office:value-type="boolean" office:boolean-value="true">
            <text:p>ИСТИНА</text:p>
          </table:table-cell>
          <table:table-cell table:style-name="ce8" table:number-columns-repeated="1007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2])" office:value-type="float" office:value="123">
            <text:p>123</text:p>
          </table:table-cell>
          <table:table-cell table:style-name="ce9" office:value-type="string">
            <text:p>12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1"/>
          <table:table-cell/>
          <table:table-cell/>
          <table:table-cell table:formula="of:=IF(ISBLANK([.M2]);[.A2];[.M2])" office:value-type="float" office:value="123">
            <text:p>12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3])" office:value-type="float" office:value="123">
            <text:p>123</text:p>
          </table:table-cell>
          <table:table-cell table:style-name="ce9" office:value-type="string">
            <text:p><text:s/>123 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3]);[.A3];[.M3])" office:value-type="float" office:value="123">
            <text:p>123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f:=VALUE([.C4])" office:value-type="float" office:value="123.55">
            <text:p>123,55</text:p>
          </table:table-cell>
          <table:table-cell table:style-name="ce9" office:value-type="string">
            <text:p>123,5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4]);[.A4];[.M4])" office:value-type="float" office:value="123.55">
            <text:p>123,55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f:=VALUE([.C5])" office:value-type="float" office:value="-23">
            <text:p>-23</text:p>
          </table:table-cell>
          <table:table-cell table:style-name="ce9" office:value-type="string">
            <text:p><text:s/>- 2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5]);[.A5];[.M5])" office:value-type="float" office:value="-23">
            <text:p>-23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f:=VALUE([.C6])" office:value-type="float" office:value="100000000">
            <text:p>100000000</text:p>
          </table:table-cell>
          <table:table-cell table:style-name="ce9" office:value-type="string">
            <text:p>100 000 00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6]);[.A6];[.M6])" office:value-type="float" office:value="100000000">
            <text:p>100000000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f:=VALUE([.C7])" office:value-type="float" office:value="0.2">
            <text:p>0,2</text:p>
          </table:table-cell>
          <table:table-cell table:style-name="ce10" office:value-type="string">
            <text:p>20%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7]);[.A7];[.M7])" office:value-type="float" office:value="0.2">
            <text:p>0,2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f:=VALUE([.C8])" office:value-type="float" office:value="1234000">
            <text:p>1234000</text:p>
          </table:table-cell>
          <table:table-cell table:style-name="ce11" office:value-type="string">
            <text:p>1,234e6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8]);[.A8];[.M8])" office:value-type="float" office:value="1234000">
            <text:p>1234000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-0.0000000123">
            <text:p>-0,00</text:p>
          </table:table-cell>
          <table:table-cell table:formula="of:=VALUE([.C9])" office:value-type="float" office:value="-0.0000000123">
            <text:p>-0,00</text:p>
          </table:table-cell>
          <table:table-cell table:style-name="ce11" office:value-type="string">
            <text:p>-123e-10</text:p>
          </table:table-cell>
          <table:table-cell table:style-name="ce11"/>
          <table:table-cell table:style-name="ce9" table:number-columns-repeated="5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]);[.A9];[.M9])" office:value-type="float" office:value="-0.0000000123">
            <text:p>-0,00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-0.000000123456">
            <text:p>-0,00</text:p>
          </table:table-cell>
          <table:table-cell table:formula="of:=VALUE([.C10])" office:value-type="float" office:value="-0.000000123456">
            <text:p>-0,00</text:p>
          </table:table-cell>
          <table:table-cell table:style-name="ce11" office:value-type="string">
            <text:p>- 123 456E-12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0]);[.A10];[.M10])" office:value-type="float" office:value="-0.000000123456">
            <text:p>-0,00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12.345">
            <text:p>12,35</text:p>
          </table:table-cell>
          <table:table-cell table:formula="of:=VALUE([.C11])" office:value-type="float" office:value="12.345">
            <text:p>12,35</text:p>
          </table:table-cell>
          <table:table-cell table:style-name="ce12" office:value-type="float" office:value="12.345">
            <text:p>12,3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1]);[.A11];[.M11])" office:value-type="float" office:value="12.345">
            <text:p>12,35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12"/>
          <table:table-cell table:style-name="ce9" table:number-columns-repeated="6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 office:value-type="float" office:value="12.345">
            <text:p>12,35</text:p>
          </table:table-cell>
          <table:table-cell table:formula="of:=N([.C13])" office:value-type="float" office:value="12.345">
            <text:p>12,35</text:p>
          </table:table-cell>
          <table:table-cell table:style-name="ce12" office:value-type="float" office:value="12.345">
            <text:p>12,3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1"/>
          <table:table-cell/>
          <table:table-cell/>
          <table:table-cell table:formula="of:=IF(ISBLANK([.M13]);[.A13];[.M13])" office:value-type="float" office:value="12.345">
            <text:p>12,35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14])" office:value-type="float" office:value="12345">
            <text:p>12345</text:p>
          </table:table-cell>
          <table:table-cell table:style-name="ce12" office:value-type="string">
            <text:p>1234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 office:value-type="float" office:value="12345">
            <text:p>12345</text:p>
          </table:table-cell>
          <table:table-cell/>
          <table:table-cell/>
          <table:table-cell table:formula="of:=IF(ISBLANK([.M14]);[.A14];[.M14])" office:value-type="float" office:value="12345">
            <text:p>12345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f:=N([.C15])" office:value-type="float" office:value="39083">
            <text:p>39083</text:p>
          </table:table-cell>
          <table:table-cell table:style-name="ce13" office:value-type="date" office:date-value="2007-01-01">
            <text:p>01.01.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5]);[.A15];[.M15])" office:value-type="float" office:value="39083">
            <text:p>39083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16])" office:value-type="float" office:value="0">
            <text:p>#ЗНАЧЕН!</text:p>
          </table:table-cell>
          <table:table-cell table:style-name="ce12" office:value-type="string">
            <text:p>01.01.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 office:value-type="string">
            <text:p>Err:519</text:p>
          </table:table-cell>
          <table:table-cell/>
          <table:table-cell/>
          <table:table-cell table:formula="of:=IF(ISBLANK([.M16]);[.A16];[.M16])" office:value-type="string" office:string-value="Err:519">
            <text:p>Err:519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N([.C17])" office:value-type="float" office:value="1">
            <text:p>1</text:p>
          </table:table-cell>
          <table:table-cell table:style-name="ce14" office:value-type="boolean" office:boolean-value="true">
            <text:p>ИСТИНА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7]);[.A17];[.M17])" office:value-type="float" office:value="1">
            <text:p>1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18])" office:value-type="float" office:value="0">
            <text:p>0</text:p>
          </table:table-cell>
          <table:table-cell table:style-name="ce14" office:value-type="boolean" office:boolean-value="false">
            <text:p>ЛОЖЬ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8]);[.A18];[.M18])" office:value-type="float" office:value="0">
            <text:p>0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12"/>
          <table:table-cell table:style-name="ce9" table:number-columns-repeated="6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 office:value-type="string">
            <text:p>AaBbCcDd</text:p>
          </table:table-cell>
          <table:table-cell table:formula="of:=T([.C20])" office:value-type="string" office:string-value="AaBbCcDd">
            <text:p>AaBbCcDd</text:p>
          </table:table-cell>
          <table:table-cell table:style-name="ce12" office:value-type="string">
            <text:p>AaBbCcDd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1"/>
          <table:table-cell/>
          <table:table-cell/>
          <table:table-cell table:formula="of:=IF(ISBLANK([.M20]);[.A20];[.M20])" office:value-type="string" office:string-value="AaBbCcDd">
            <text:p>AaBbCcDd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([.C21])" office:value-type="string" office:string-value="АаБбВвГгДд">
            <text:p>АаБбВвГгДд</text:p>
          </table:table-cell>
          <table:table-cell table:style-name="ce12" office:value-type="string">
            <text:p>АаБбВвГгДд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1]);[.A21];[.M21])" office:value-type="string" office:string-value="АаБбВвГгДд">
            <text:p>АаБбВвГгДд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table:formula="of:=&quot;&quot;">
            <text:p/>
          </table:table-cell>
          <table:table-cell table:formula="of:=T([.C22])">
            <text:p/>
          </table:table-cell>
          <table:table-cell table:style-name="ce12" office:value-type="float" office:value="123.45">
            <text:p>123,4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2]);[.A22];[.M22])">
            <text:p/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3,45</text:p>
          </table:table-cell>
          <table:table-cell table:formula="of:=T([.C23])" office:value-type="string" office:string-value="123,45">
            <text:p>123,45</text:p>
          </table:table-cell>
          <table:table-cell table:style-name="ce12" office:value-type="string">
            <text:p>123,4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3]);[.A23];[.M23])" office:value-type="string" office:string-value="123,45">
            <text:p>123,45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table:formula="of:=&quot;&quot;">
            <text:p/>
          </table:table-cell>
          <table:table-cell table:formula="of:=T([.C24])">
            <text:p/>
          </table:table-cell>
          <table:table-cell table:style-name="ce13" office:value-type="date" office:date-value="2007-01-01">
            <text:p>01.01.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4]);[.A24];[.M24])">
            <text:p/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1.01.2007</text:p>
          </table:table-cell>
          <table:table-cell table:formula="of:=T([.C25])" office:value-type="string" office:string-value="01.01.2007">
            <text:p>01.01.2007</text:p>
          </table:table-cell>
          <table:table-cell table:style-name="ce12" office:value-type="string">
            <text:p>01.01.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5]);[.A25];[.M25])" office:value-type="string" office:string-value="01.01.2007">
            <text:p>01.01.2007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table:formula="of:=&quot;&quot;">
            <text:p/>
          </table:table-cell>
          <table:table-cell table:formula="of:=T([.C26])">
            <text:p/>
          </table:table-cell>
          <table:table-cell table:style-name="ce14" office:value-type="boolean" office:boolean-value="true">
            <text:p>ИСТИНА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6]);[.A26];[.M26])">
            <text:p/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table:formula="of:=&quot;&quot;">
            <text:p/>
          </table:table-cell>
          <table:table-cell table:formula="of:=T([.C27])">
            <text:p/>
          </table:table-cell>
          <table:table-cell table:style-name="ce14" office:value-type="boolean" office:boolean-value="false">
            <text:p>ЛОЖЬ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27]);[.A27];[.M27])">
            <text:p/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 office:value-type="string">
            <text:p>0</text:p>
          </table:table-cell>
          <table:table-cell table:formula="of:=TEXT([.C29];[.D29])" office:value-type="string" office:string-value="0">
            <text:p>0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1"/>
          <table:table-cell/>
          <table:table-cell/>
          <table:table-cell table:formula="of:=IF(ISBLANK([.M29]);[.A29];[.M29])" office:value-type="string" office:string-value="0">
            <text:p>0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99999999999</text:p>
          </table:table-cell>
          <table:table-cell table:formula="of:=TEXT([.C30];[.D30])" office:value-type="string" office:string-value="99999999999,5">
            <text:p>99999999999,5</text:p>
          </table:table-cell>
          <table:table-cell table:style-name="ce15" office:value-type="float" office:value="99999999999.4999">
            <text:p>99999999999,49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99999999999,5</text:p>
          </table:table-cell>
          <table:table-cell/>
          <table:table-cell/>
          <table:table-cell table:formula="of:=IF(ISBLANK([.M30]);[.A30];[.M30])" office:value-type="string" office:string-value="99999999999,5">
            <text:p>99999999999,5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E+11</text:p>
          </table:table-cell>
          <table:table-cell table:formula="of:=TEXT([.C31];[.D31])" office:value-type="string" office:string-value="99999999999,5">
            <text:p>99999999999,5</text:p>
          </table:table-cell>
          <table:table-cell table:style-name="ce15" office:value-type="float" office:value="99999999999.5">
            <text:p>99999999999,5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99999999999,5</text:p>
          </table:table-cell>
          <table:table-cell/>
          <table:table-cell/>
          <table:table-cell table:formula="of:=IF(ISBLANK([.M31]);[.A31];[.M31])" office:value-type="string" office:string-value="99999999999,5">
            <text:p>99999999999,5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000009</text:p>
          </table:table-cell>
          <table:table-cell table:formula="of:=TEXT([.C32];[.D32])" office:value-type="string" office:string-value="0,00">
            <text:p>0,00</text:p>
          </table:table-cell>
          <table:table-cell table:style-name="ce16" office:value-type="float" office:value="0.000000009">
            <text:p>0,000000009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14.609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2]);[.A32];[.M32])" office:value-type="string" office:string-value="0,00">
            <text:p>0,00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9E-09</text:p>
          </table:table-cell>
          <table:table-cell table:formula="of:=TEXT([.C33];[.D33])" office:value-type="string" office:string-value="0,00">
            <text:p>0,00</text:p>
          </table:table-cell>
          <table:table-cell table:style-name="ce16" office:value-type="float" office:value="0.000000009000001">
            <text:p>0,0000000090000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15.08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3]);[.A33];[.M33])" office:value-type="string" office:string-value="0,00">
            <text:p>0,00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,77778E-05</text:p>
          </table:table-cell>
          <table:table-cell table:formula="of:=TEXT([.C34];[.D34])" office:value-type="string" office:string-value="0,00">
            <text:p>0,00</text:p>
          </table:table-cell>
          <table:table-cell table:style-name="ce17" office:value-type="float" office:value="0.0000777777777777777">
            <text:p>0,0000777777777777777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15.551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4]);[.A34];[.M34])" office:value-type="string" office:string-value="0,00">
            <text:p>0,00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777778</text:p>
          </table:table-cell>
          <table:table-cell table:formula="of:=TEXT([.C35];[.D35])" office:value-type="string" office:string-value="0,00">
            <text:p>0,00</text:p>
          </table:table-cell>
          <table:table-cell table:style-name="ce17" office:value-type="float" office:value="0.000777777777777777">
            <text:p>0,000777777777777777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16.022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5]);[.A35];[.M35])" office:value-type="string" office:string-value="0,00">
            <text:p>0,00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7777778</text:p>
          </table:table-cell>
          <table:table-cell table:formula="of:=TEXT([.C36];[.D36])" office:value-type="string" office:string-value="0,01">
            <text:p>0,01</text:p>
          </table:table-cell>
          <table:table-cell table:style-name="ce17" office:value-type="float" office:value="0.00777777777777777">
            <text:p>0,00777777777777777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16.493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6]);[.A36];[.M36])" office:value-type="string" office:string-value="0,01">
            <text:p>0,01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77777778</text:p>
          </table:table-cell>
          <table:table-cell table:formula="of:=TEXT([.C37];[.D37])" office:value-type="string" office:string-value="0,08">
            <text:p>0,08</text:p>
          </table:table-cell>
          <table:table-cell table:style-name="ce17" office:value-type="float" office:value="0.0777777777777777">
            <text:p>0,0777777777777777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8</text:p>
          </table:table-cell>
          <table:table-cell office:value-type="string">
            <office:annotation draw:style-name="gr1" draw:text-style-name="P1" svg:width="3.569cm" svg:height="2.044cm" svg:x="33.704cm" svg:y="16.964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7]);[.A37];[.M37])" office:value-type="string" office:string-value="0,08">
            <text:p>0,08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777777778</text:p>
          </table:table-cell>
          <table:table-cell table:formula="of:=TEXT([.C38];[.D38])" office:value-type="string" office:string-value="0,78">
            <text:p>0,78</text:p>
          </table:table-cell>
          <table:table-cell table:style-name="ce17" office:value-type="float" office:value="0.777777777777777">
            <text:p>0,777777777777777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78</text:p>
          </table:table-cell>
          <table:table-cell office:value-type="string">
            <office:annotation draw:style-name="gr1" draw:text-style-name="P1" svg:width="3.569cm" svg:height="2.044cm" svg:x="33.704cm" svg:y="17.435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8]);[.A38];[.M38])" office:value-type="string" office:string-value="0,78">
            <text:p>0,78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,777777778</text:p>
          </table:table-cell>
          <table:table-cell table:formula="of:=TEXT([.C39];[.D39])" office:value-type="string" office:string-value="7,78">
            <text:p>7,78</text:p>
          </table:table-cell>
          <table:table-cell table:style-name="ce17" office:value-type="float" office:value="7.77777777777777">
            <text:p>7,77777777777777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,78</text:p>
          </table:table-cell>
          <table:table-cell office:value-type="string">
            <office:annotation draw:style-name="gr1" draw:text-style-name="P1" svg:width="3.569cm" svg:height="2.044cm" svg:x="33.704cm" svg:y="17.906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39]);[.A39];[.M39])" office:value-type="string" office:string-value="7,78">
            <text:p>7,78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,77777778</text:p>
          </table:table-cell>
          <table:table-cell table:formula="of:=TEXT([.C40];[.D40])" office:value-type="string" office:string-value="77,78">
            <text:p>77,78</text:p>
          </table:table-cell>
          <table:table-cell table:style-name="ce17" office:value-type="float" office:value="77.7777777777777">
            <text:p>77,7777777777777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,78</text:p>
          </table:table-cell>
          <table:table-cell office:value-type="string">
            <office:annotation draw:style-name="gr1" draw:text-style-name="P1" svg:width="3.569cm" svg:height="2.044cm" svg:x="33.704cm" svg:y="18.377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40]);[.A40];[.M40])" office:value-type="string" office:string-value="77,78">
            <text:p>77,78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,7777778</text:p>
          </table:table-cell>
          <table:table-cell table:formula="of:=TEXT([.C41];[.D41])" office:value-type="string" office:string-value="777,78">
            <text:p>777,78</text:p>
          </table:table-cell>
          <table:table-cell table:style-name="ce17" office:value-type="float" office:value="777.777777777777">
            <text:p>777,777777777777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,78</text:p>
          </table:table-cell>
          <table:table-cell office:value-type="string">
            <office:annotation draw:style-name="gr1" draw:text-style-name="P1" svg:width="3.569cm" svg:height="2.044cm" svg:x="33.704cm" svg:y="18.848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41]);[.A41];[.M41])" office:value-type="string" office:string-value="777,78">
            <text:p>777,78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,777778</text:p>
          </table:table-cell>
          <table:table-cell table:formula="of:=TEXT([.C42];[.D42])" office:value-type="string" office:string-value="7777,78">
            <text:p>7777,78</text:p>
          </table:table-cell>
          <table:table-cell table:style-name="ce17" office:value-type="float" office:value="7777.77777777777">
            <text:p>7777,77777777777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,78</text:p>
          </table:table-cell>
          <table:table-cell/>
          <table:table-cell/>
          <table:table-cell table:formula="of:=IF(ISBLANK([.M42]);[.A42];[.M42])" office:value-type="string" office:string-value="7777,78">
            <text:p>7777,78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,77778</text:p>
          </table:table-cell>
          <table:table-cell table:formula="of:=TEXT([.C43];[.D43])" office:value-type="string" office:string-value="77777,78">
            <text:p>77777,78</text:p>
          </table:table-cell>
          <table:table-cell table:style-name="ce17" office:value-type="float" office:value="77777.7777777777">
            <text:p>77777,7777777777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,78</text:p>
          </table:table-cell>
          <table:table-cell/>
          <table:table-cell/>
          <table:table-cell table:formula="of:=IF(ISBLANK([.M43]);[.A43];[.M43])" office:value-type="string" office:string-value="77777,78">
            <text:p>77777,78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7,7778</text:p>
          </table:table-cell>
          <table:table-cell table:formula="of:=TEXT([.C44];[.D44])" office:value-type="string" office:string-value="777777,78">
            <text:p>777777,78</text:p>
          </table:table-cell>
          <table:table-cell table:style-name="ce17" office:value-type="float" office:value="777777.777777777">
            <text:p>777777,777777777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,78</text:p>
          </table:table-cell>
          <table:table-cell/>
          <table:table-cell/>
          <table:table-cell table:formula="of:=IF(ISBLANK([.M44]);[.A44];[.M44])" office:value-type="string" office:string-value="777777,78">
            <text:p>777777,78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77,778</text:p>
          </table:table-cell>
          <table:table-cell table:formula="of:=TEXT([.C45];[.D45])" office:value-type="string" office:string-value="7777777,78">
            <text:p>7777777,78</text:p>
          </table:table-cell>
          <table:table-cell table:style-name="ce17" office:value-type="float" office:value="7777777.77777777">
            <text:p>7777777,77777777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,78</text:p>
          </table:table-cell>
          <table:table-cell/>
          <table:table-cell/>
          <table:table-cell table:formula="of:=IF(ISBLANK([.M45]);[.A45];[.M45])" office:value-type="string" office:string-value="7777777,78">
            <text:p>7777777,78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777,78</text:p>
          </table:table-cell>
          <table:table-cell table:formula="of:=TEXT([.C46];[.D46])" office:value-type="string" office:string-value="77777777,78">
            <text:p>77777777,78</text:p>
          </table:table-cell>
          <table:table-cell table:style-name="ce17" office:value-type="float" office:value="77777777.7777777">
            <text:p>77777777,7777777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46]);[.A46];[.M46])" office:value-type="string" office:string-value="77777777,78">
            <text:p>77777777,78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7777,8</text:p>
          </table:table-cell>
          <table:table-cell table:formula="of:=TEXT([.C47];[.D47])" office:value-type="string" office:string-value="777777777,78">
            <text:p>777777777,78</text:p>
          </table:table-cell>
          <table:table-cell table:style-name="ce17" office:value-type="float" office:value="777777777.777777">
            <text:p>777777777,777777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,78</text:p>
          </table:table-cell>
          <table:table-cell/>
          <table:table-cell/>
          <table:table-cell table:formula="of:=IF(ISBLANK([.M47]);[.A47];[.M47])" office:value-type="string" office:string-value="777777777,78">
            <text:p>777777777,78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77778</text:p>
          </table:table-cell>
          <table:table-cell table:formula="of:=TEXT([.C48];[.D48])" office:value-type="string" office:string-value="7777777777,78">
            <text:p>7777777777,78</text:p>
          </table:table-cell>
          <table:table-cell table:style-name="ce17" office:value-type="float" office:value="7777777777.77777">
            <text:p>7777777777,77777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7,78</text:p>
          </table:table-cell>
          <table:table-cell/>
          <table:table-cell/>
          <table:table-cell table:formula="of:=IF(ISBLANK([.M48]);[.A48];[.M48])" office:value-type="string" office:string-value="7777777777,78">
            <text:p>7777777777,78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7777777778</text:p>
          </table:table-cell>
          <table:table-cell table:formula="of:=TEXT([.C49];[.D49])" office:value-type="string" office:string-value="77777777777,78">
            <text:p>77777777777,78</text:p>
          </table:table-cell>
          <table:table-cell table:style-name="ce17" office:value-type="float" office:value="77777777777.7777">
            <text:p>77777777777,7777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77,78</text:p>
          </table:table-cell>
          <table:table-cell/>
          <table:table-cell/>
          <table:table-cell table:formula="of:=IF(ISBLANK([.M49]);[.A49];[.M49])" office:value-type="string" office:string-value="77777777777,78">
            <text:p>77777777777,78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,77778E+11</text:p>
          </table:table-cell>
          <table:table-cell table:formula="of:=TEXT([.C50];[.D50])" office:value-type="string" office:string-value="777777777777,78">
            <text:p>777777777777,78</text:p>
          </table:table-cell>
          <table:table-cell table:style-name="ce17" office:value-type="float" office:value="777777777777.777">
            <text:p>777777777777,777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777,78</text:p>
          </table:table-cell>
          <table:table-cell/>
          <table:table-cell/>
          <table:table-cell table:formula="of:=IF(ISBLANK([.M50]);[.A50];[.M50])" office:value-type="string" office:string-value="777777777777,78">
            <text:p>777777777777,78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,77778E+12</text:p>
          </table:table-cell>
          <table:table-cell table:formula="of:=TEXT([.C51];[.D51])" office:value-type="string" office:string-value="7777777777777,77">
            <text:p>7777777777777,77</text:p>
          </table:table-cell>
          <table:table-cell table:style-name="ce17" office:value-type="float" office:value="7777777777777.77">
            <text:p>7777777777777,77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7777,77</text:p>
          </table:table-cell>
          <table:table-cell/>
          <table:table-cell/>
          <table:table-cell table:formula="of:=IF(ISBLANK([.M51]);[.A51];[.M51])" office:value-type="string" office:string-value="7777777777777,77">
            <text:p>7777777777777,77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,77778E+13</text:p>
          </table:table-cell>
          <table:table-cell table:formula="of:=TEXT([.C52];[.D52])" office:value-type="string" office:string-value="77777777777777,7">
            <text:p>77777777777777,7</text:p>
          </table:table-cell>
          <table:table-cell table:style-name="ce17" office:value-type="float" office:value="77777777777777.7">
            <text:p>77777777777777,70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77777,7</text:p>
          </table:table-cell>
          <table:table-cell office:value-type="string">
            <office:annotation draw:style-name="gr1" draw:text-style-name="P1" svg:width="3.569cm" svg:height="2.044cm" svg:x="33.704cm" svg:y="24.028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52]);[.A52];[.M52])" office:value-type="string" office:string-value="77777777777777,7">
            <text:p>77777777777777,7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7,77778E+14</text:p>
          </table:table-cell>
          <table:table-cell table:formula="of:=TEXT([.C53];[.D53])" office:value-type="string" office:string-value="777777777777777">
            <text:p>777777777777777</text:p>
          </table:table-cell>
          <table:table-cell table:style-name="ce17" office:value-type="float" office:value="777777777777777">
            <text:p>777777777777777,00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777777777777777</text:p>
          </table:table-cell>
          <table:table-cell office:value-type="string">
            <office:annotation draw:style-name="gr1" draw:text-style-name="P1" svg:width="3.569cm" svg:height="2.044cm" svg:x="33.704cm" svg:y="24.499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f:=IF(ISBLANK([.M53]);[.A53];[.M53])" office:value-type="string" office:string-value="777777777777777">
            <text:p>777777777777777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777777777,8</text:p>
          </table:table-cell>
          <table:table-cell table:formula="of:=TEXT([.C54];[.D54])" office:value-type="string" office:string-value="-777777777,78">
            <text:p>-777777777,78</text:p>
          </table:table-cell>
          <table:table-cell table:style-name="ce17" office:value-type="float" office:value="-777777777.777777">
            <text:p>-777777777,777777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-777777777,78</text:p>
          </table:table-cell>
          <table:table-cell/>
          <table:table-cell/>
          <table:table-cell table:formula="of:=IF(ISBLANK([.M54]);[.A54];[.M54])" office:value-type="string" office:string-value="-777777777,78">
            <text:p>-777777777,78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7777777778</text:p>
          </table:table-cell>
          <table:table-cell table:formula="of:=TEXT([.C55];[.D55])" office:value-type="string" office:string-value="-7777777777,78">
            <text:p>-7777777777,78</text:p>
          </table:table-cell>
          <table:table-cell table:style-name="ce17" office:value-type="float" office:value="-7777777777.77777">
            <text:p>-7777777777,77777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-7777777777,78</text:p>
          </table:table-cell>
          <table:table-cell/>
          <table:table-cell/>
          <table:table-cell table:formula="of:=IF(ISBLANK([.M55]);[.A55];[.M55])" office:value-type="string" office:string-value="-7777777777,78">
            <text:p>-7777777777,78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77777777778</text:p>
          </table:table-cell>
          <table:table-cell table:formula="of:=TEXT([.C56];[.D56])" office:value-type="string" office:string-value="-77777777777,78">
            <text:p>-77777777777,78</text:p>
          </table:table-cell>
          <table:table-cell table:style-name="ce17" office:value-type="float" office:value="-77777777777.7777">
            <text:p>-77777777777,7777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-77777777777,78</text:p>
          </table:table-cell>
          <table:table-cell/>
          <table:table-cell/>
          <table:table-cell table:formula="of:=IF(ISBLANK([.M56]);[.A56];[.M56])" office:value-type="string" office:string-value="-77777777777,78">
            <text:p>-77777777777,78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7,77778E+11</text:p>
          </table:table-cell>
          <table:table-cell table:formula="of:=TEXT([.C57];[.D57])" office:value-type="string" office:string-value="-777777777777,78">
            <text:p>-777777777777,78</text:p>
          </table:table-cell>
          <table:table-cell table:style-name="ce17" office:value-type="float" office:value="-777777777777.777">
            <text:p>-777777777777,777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-777777777777,78</text:p>
          </table:table-cell>
          <table:table-cell/>
          <table:table-cell/>
          <table:table-cell table:formula="of:=IF(ISBLANK([.M57]);[.A57];[.M57])" office:value-type="string" office:string-value="-777777777777,78">
            <text:p>-777777777777,78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000001</text:p>
          </table:table-cell>
          <table:table-cell table:formula="of:=TEXT([.C58];[.D58])" office:value-type="string" office:string-value="0,00">
            <text:p>0,00</text:p>
          </table:table-cell>
          <table:table-cell table:style-name="ce18" office:value-type="float" office:value="0.000000001">
            <text:p>0,00000000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6.854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58]);[.A58];[.M58])" office:value-type="string" office:string-value="0,00">
            <text:p>0,00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000011</text:p>
          </table:table-cell>
          <table:table-cell table:formula="of:=TEXT([.C59];[.D59])" office:value-type="string" office:string-value="0,00">
            <text:p>0,00</text:p>
          </table:table-cell>
          <table:table-cell table:style-name="ce18" office:value-type="float" office:value="0.000000011">
            <text:p>0,0000000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7.325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59]);[.A59];[.M59])" office:value-type="string" office:string-value="0,00">
            <text:p>0,00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000111</text:p>
          </table:table-cell>
          <table:table-cell table:formula="of:=TEXT([.C60];[.D60])" office:value-type="string" office:string-value="0,00">
            <text:p>0,00</text:p>
          </table:table-cell>
          <table:table-cell table:style-name="ce18" office:value-type="float" office:value="0.000000111">
            <text:p>0,000000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7.796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0]);[.A60];[.M60])" office:value-type="string" office:string-value="0,00">
            <text:p>0,00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001111</text:p>
          </table:table-cell>
          <table:table-cell table:formula="of:=TEXT([.C61];[.D61])" office:value-type="string" office:string-value="0,00">
            <text:p>0,00</text:p>
          </table:table-cell>
          <table:table-cell table:style-name="ce18" office:value-type="float" office:value="0.000001111">
            <text:p>0,00000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8.267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1]);[.A61];[.M61])" office:value-type="string" office:string-value="0,00">
            <text:p>0,00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011111</text:p>
          </table:table-cell>
          <table:table-cell table:formula="of:=TEXT([.C62];[.D62])" office:value-type="string" office:string-value="0,00">
            <text:p>0,00</text:p>
          </table:table-cell>
          <table:table-cell table:style-name="ce18" office:value-type="float" office:value="0.000011111">
            <text:p>0,0000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8.738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2]);[.A62];[.M62])" office:value-type="string" office:string-value="0,00">
            <text:p>0,00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111111</text:p>
          </table:table-cell>
          <table:table-cell table:formula="of:=TEXT([.C63];[.D63])" office:value-type="string" office:string-value="0,00">
            <text:p>0,00</text:p>
          </table:table-cell>
          <table:table-cell table:style-name="ce18" office:value-type="float" office:value="0.000111111">
            <text:p>0,000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9.209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3]);[.A63];[.M63])" office:value-type="string" office:string-value="0,00">
            <text:p>0,00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1111111</text:p>
          </table:table-cell>
          <table:table-cell table:formula="of:=TEXT([.C64];[.D64])" office:value-type="string" office:string-value="0,00">
            <text:p>0,00</text:p>
          </table:table-cell>
          <table:table-cell table:style-name="ce18" office:value-type="float" office:value="0.001111111">
            <text:p>0,00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29.68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4]);[.A64];[.M64])" office:value-type="string" office:string-value="0,00">
            <text:p>0,00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11111111</text:p>
          </table:table-cell>
          <table:table-cell table:formula="of:=TEXT([.C65];[.D65])" office:value-type="string" office:string-value="0,01">
            <text:p>0,01</text:p>
          </table:table-cell>
          <table:table-cell table:style-name="ce18" office:value-type="float" office:value="0.011111111">
            <text:p>0,01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30.151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5]);[.A65];[.M65])" office:value-type="string" office:string-value="0,01">
            <text:p>0,01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111111111</text:p>
          </table:table-cell>
          <table:table-cell table:formula="of:=TEXT([.C66];[.D66])" office:value-type="string" office:string-value="0,11">
            <text:p>0,11</text:p>
          </table:table-cell>
          <table:table-cell table:style-name="ce18" office:value-type="float" office:value="0.111111111">
            <text:p>0,11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11</text:p>
          </table:table-cell>
          <table:table-cell office:value-type="string">
            <office:annotation draw:style-name="gr1" draw:text-style-name="P1" svg:width="3.569cm" svg:height="2.044cm" svg:x="33.704cm" svg:y="30.622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6]);[.A66];[.M66])" office:value-type="string" office:string-value="0,11">
            <text:p>0,11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E-11</text:p>
          </table:table-cell>
          <table:table-cell table:formula="of:=TEXT([.C67];[.D67])" office:value-type="string" office:string-value="0,00">
            <text:p>0,00</text:p>
          </table:table-cell>
          <table:table-cell table:style-name="ce18" office:value-type="float" office:value="0.00000000001">
            <text:p>0,000000000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1.093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7]);[.A67];[.M67])" office:value-type="string" office:string-value="0,00">
            <text:p>0,00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E-10</text:p>
          </table:table-cell>
          <table:table-cell table:formula="of:=TEXT([.C68];[.D68])" office:value-type="string" office:string-value="0,00">
            <text:p>0,00</text:p>
          </table:table-cell>
          <table:table-cell table:style-name="ce18" office:value-type="float" office:value="0.00000000011">
            <text:p>0,0000000001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5cm" svg:x="33.704cm" svg:y="31.563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8]);[.A68];[.M68])" office:value-type="string" office:string-value="0,00">
            <text:p>0,00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01E-09</text:p>
          </table:table-cell>
          <table:table-cell table:formula="of:=TEXT([.C69];[.D69])" office:value-type="string" office:string-value="0,00">
            <text:p>0,00</text:p>
          </table:table-cell>
          <table:table-cell table:style-name="ce18" office:value-type="float" office:value="0.00000000101">
            <text:p>0,00000000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5cm" svg:x="33.704cm" svg:y="32.034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69]);[.A69];[.M69])" office:value-type="string" office:string-value="0,00">
            <text:p>0,00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01E-08</text:p>
          </table:table-cell>
          <table:table-cell table:formula="of:=TEXT([.C70];[.D70])" office:value-type="string" office:string-value="0,00">
            <text:p>0,00</text:p>
          </table:table-cell>
          <table:table-cell table:style-name="ce18" office:value-type="float" office:value="0.00000001101">
            <text:p>0,0000000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5cm" svg:x="33.704cm" svg:y="32.505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0]);[.A70];[.M70])" office:value-type="string" office:string-value="0,00">
            <text:p>0,0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101E-07</text:p>
          </table:table-cell>
          <table:table-cell table:formula="of:=TEXT([.C71];[.D71])" office:value-type="string" office:string-value="0,00">
            <text:p>0,00</text:p>
          </table:table-cell>
          <table:table-cell table:style-name="ce18" office:value-type="float" office:value="0.00000011101">
            <text:p>0,000000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5cm" svg:x="33.704cm" svg:y="32.976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1]);[.A71];[.M71])" office:value-type="string" office:string-value="0,00">
            <text:p>0,00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1101E-06</text:p>
          </table:table-cell>
          <table:table-cell table:formula="of:=TEXT([.C72];[.D72])" office:value-type="string" office:string-value="0,00">
            <text:p>0,00</text:p>
          </table:table-cell>
          <table:table-cell table:style-name="ce18" office:value-type="float" office:value="0.00000111101">
            <text:p>0,00000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5cm" svg:x="33.704cm" svg:y="33.447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2]);[.A72];[.M72])" office:value-type="string" office:string-value="0,00">
            <text:p>0,00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111E-05</text:p>
          </table:table-cell>
          <table:table-cell table:formula="of:=TEXT([.C73];[.D73])" office:value-type="string" office:string-value="0,00">
            <text:p>0,00</text:p>
          </table:table-cell>
          <table:table-cell table:style-name="ce18" office:value-type="float" office:value="0.00001111101">
            <text:p>0,0000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3.918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3]);[.A73];[.M73])" office:value-type="string" office:string-value="0,00">
            <text:p>0,00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111111</text:p>
          </table:table-cell>
          <table:table-cell table:formula="of:=TEXT([.C74];[.D74])" office:value-type="string" office:string-value="0,00">
            <text:p>0,00</text:p>
          </table:table-cell>
          <table:table-cell table:style-name="ce18" office:value-type="float" office:value="0.00011111101">
            <text:p>0,000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4.389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4]);[.A74];[.M74])" office:value-type="string" office:string-value="0,00">
            <text:p>0,00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1111111</text:p>
          </table:table-cell>
          <table:table-cell table:formula="of:=TEXT([.C75];[.D75])" office:value-type="string" office:string-value="0,00">
            <text:p>0,00</text:p>
          </table:table-cell>
          <table:table-cell table:style-name="ce18" office:value-type="float" office:value="0.00111111101">
            <text:p>0,00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4.86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5]);[.A75];[.M75])" office:value-type="string" office:string-value="0,00">
            <text:p>0,00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11111111</text:p>
          </table:table-cell>
          <table:table-cell table:formula="of:=TEXT([.C76];[.D76])" office:value-type="string" office:string-value="0,01">
            <text:p>0,01</text:p>
          </table:table-cell>
          <table:table-cell table:style-name="ce18" office:value-type="float" office:value="0.01111111101">
            <text:p>0,01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35.331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6]);[.A76];[.M76])" office:value-type="string" office:string-value="0,01">
            <text:p>0,01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111111111</text:p>
          </table:table-cell>
          <table:table-cell table:formula="of:=TEXT([.C77];[.D77])" office:value-type="string" office:string-value="0,11">
            <text:p>0,11</text:p>
          </table:table-cell>
          <table:table-cell table:style-name="ce18" office:value-type="float" office:value="0.11111111101">
            <text:p>0,11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11</text:p>
          </table:table-cell>
          <table:table-cell office:value-type="string">
            <office:annotation draw:style-name="gr1" draw:text-style-name="P1" svg:width="3.569cm" svg:height="2.044cm" svg:x="33.704cm" svg:y="35.802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7]);[.A77];[.M77])" office:value-type="string" office:string-value="0,11">
            <text:p>0,11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9,9E-10</text:p>
          </table:table-cell>
          <table:table-cell table:formula="of:=TEXT([.C78];[.D78])" office:value-type="string" office:string-value="0,00">
            <text:p>0,00</text:p>
          </table:table-cell>
          <table:table-cell table:style-name="ce18" office:value-type="float" office:value="0.00000000099">
            <text:p>0,000000000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6.273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8]);[.A78];[.M78])" office:value-type="string" office:string-value="0,00">
            <text:p>0,00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99E-09</text:p>
          </table:table-cell>
          <table:table-cell table:formula="of:=TEXT([.C79];[.D79])" office:value-type="string" office:string-value="0,00">
            <text:p>0,00</text:p>
          </table:table-cell>
          <table:table-cell table:style-name="ce18" office:value-type="float" office:value="0.00000000199">
            <text:p>0,00000000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6.744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79]);[.A79];[.M79])" office:value-type="string" office:string-value="0,00">
            <text:p>0,0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99E-08</text:p>
          </table:table-cell>
          <table:table-cell table:formula="of:=TEXT([.C80];[.D80])" office:value-type="string" office:string-value="0,00">
            <text:p>0,00</text:p>
          </table:table-cell>
          <table:table-cell table:style-name="ce18" office:value-type="float" office:value="0.00000001199">
            <text:p>0,0000000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7.215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0]);[.A80];[.M80])" office:value-type="string" office:string-value="0,00">
            <text:p>0,00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199E-07</text:p>
          </table:table-cell>
          <table:table-cell table:formula="of:=TEXT([.C81];[.D81])" office:value-type="string" office:string-value="0,00">
            <text:p>0,00</text:p>
          </table:table-cell>
          <table:table-cell table:style-name="ce18" office:value-type="float" office:value="0.00000011199">
            <text:p>0,000000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7.686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1]);[.A81];[.M81])" office:value-type="string" office:string-value="0,00">
            <text:p>0,00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1199E-06</text:p>
          </table:table-cell>
          <table:table-cell table:formula="of:=TEXT([.C82];[.D82])" office:value-type="string" office:string-value="0,00">
            <text:p>0,00</text:p>
          </table:table-cell>
          <table:table-cell table:style-name="ce18" office:value-type="float" office:value="0.00000111199">
            <text:p>0,00000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8.157cm" draw:caption-point-x="4.842cm" draw:caption-point-y="0.2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2]);[.A82];[.M82])" office:value-type="string" office:string-value="0,00">
            <text:p>0,00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1112E-05</text:p>
          </table:table-cell>
          <table:table-cell table:formula="of:=TEXT([.C83];[.D83])" office:value-type="string" office:string-value="0,00">
            <text:p>0,00</text:p>
          </table:table-cell>
          <table:table-cell table:style-name="ce18" office:value-type="float" office:value="0.00001111199">
            <text:p>0,0000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8.628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3]);[.A83];[.M83])" office:value-type="string" office:string-value="0,00">
            <text:p>0,00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0111112</text:p>
          </table:table-cell>
          <table:table-cell table:formula="of:=TEXT([.C84];[.D84])" office:value-type="string" office:string-value="0,00">
            <text:p>0,00</text:p>
          </table:table-cell>
          <table:table-cell table:style-name="ce18" office:value-type="float" office:value="0.00011111199">
            <text:p>0,000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9.099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4]);[.A84];[.M84])" office:value-type="string" office:string-value="0,00">
            <text:p>0,00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01111112</text:p>
          </table:table-cell>
          <table:table-cell table:formula="of:=TEXT([.C85];[.D85])" office:value-type="string" office:string-value="0,00">
            <text:p>0,00</text:p>
          </table:table-cell>
          <table:table-cell table:style-name="ce18" office:value-type="float" office:value="0.00111111199">
            <text:p>0,00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0</text:p>
          </table:table-cell>
          <table:table-cell office:value-type="string">
            <office:annotation draw:style-name="gr1" draw:text-style-name="P1" svg:width="3.569cm" svg:height="2.044cm" svg:x="33.704cm" svg:y="39.57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5]);[.A85];[.M85])" office:value-type="string" office:string-value="0,00">
            <text:p>0,00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011111112</text:p>
          </table:table-cell>
          <table:table-cell table:formula="of:=TEXT([.C86];[.D86])" office:value-type="string" office:string-value="0,01">
            <text:p>0,01</text:p>
          </table:table-cell>
          <table:table-cell table:style-name="ce18" office:value-type="float" office:value="0.01111111199">
            <text:p>0,01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01</text:p>
          </table:table-cell>
          <table:table-cell office:value-type="string">
            <office:annotation draw:style-name="gr1" draw:text-style-name="P1" svg:width="3.569cm" svg:height="2.044cm" svg:x="33.704cm" svg:y="40.041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6]);[.A86];[.M86])" office:value-type="string" office:string-value="0,01">
            <text:p>0,01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0,111111112</text:p>
          </table:table-cell>
          <table:table-cell table:formula="of:=TEXT([.C87];[.D87])" office:value-type="string" office:string-value="0,11">
            <text:p>0,11</text:p>
          </table:table-cell>
          <table:table-cell table:style-name="ce18" office:value-type="float" office:value="0.11111111199">
            <text:p>0,11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0,11</text:p>
          </table:table-cell>
          <table:table-cell office:value-type="string">
            <office:annotation draw:style-name="gr1" draw:text-style-name="P1" svg:width="3.569cm" svg:height="2.009cm" svg:x="33.704cm" svg:y="40.512cm" draw:caption-point-x="4.842cm" draw:caption-point-y="0.26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f:=IF(ISBLANK([.M87]);[.A87];[.M87])" office:value-type="string" office:string-value="0,11">
            <text:p>0,11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AaBbCcDd</text:p>
          </table:table-cell>
          <table:table-cell table:formula="of:=TEXT([.C88];[.D88])" office:value-type="float" office:value="0">
            <text:p>#ЗНАЧЕН!</text:p>
          </table:table-cell>
          <table:table-cell table:style-name="ce12" office:value-type="string">
            <text:p>AaBbCcDd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Err:519</text:p>
          </table:table-cell>
          <table:table-cell/>
          <table:table-cell/>
          <table:table-cell table:formula="of:=IF(ISBLANK([.M88]);[.A88];[.M88])" office:value-type="string" office:string-value="Err:519">
            <text:p>Err:519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EXT([.C89];[.D89])" office:value-type="float" office:value="0">
            <text:p>#ЗНАЧЕН!</text:p>
          </table:table-cell>
          <table:table-cell table:style-name="ce12" office:value-type="string">
            <text:p>АаБбВвГгДд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 office:value-type="string">
            <text:p>Err:519</text:p>
          </table:table-cell>
          <table:table-cell/>
          <table:table-cell/>
          <table:table-cell table:formula="of:=IF(ISBLANK([.M89]);[.A89];[.M89])" office:value-type="string" office:string-value="Err:519">
            <text:p>Err:519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5" office:value-type="string">
            <text:p>1 234,35</text:p>
          </table:table-cell>
          <table:table-cell table:formula="of:=FIXED([.C91])" office:value-type="string" office:string-value="1 234,35">
            <text:p>1 234,35</text:p>
          </table:table-cell>
          <table:table-cell table:style-name="ce9" office:value-type="float" office:value="1234.3456">
            <text:p>1234,35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 office:value-type="string">
            <text:p>FIXED</text:p>
          </table:table-cell>
          <table:table-cell office:value-type="string">
            <text:p>FIXED</text:p>
          </table:table-cell>
          <table:table-cell table:style-name="ce21"/>
          <table:table-cell/>
          <table:table-cell/>
          <table:table-cell table:formula="of:=IF(ISBLANK([.M91]);[.A91];[.M91])" office:value-type="string" office:string-value="1 234,35">
            <text:p>1 234,35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,340</text:p>
          </table:table-cell>
          <table:table-cell table:formula="of:=FIXED([.C92];[.D92])" office:value-type="string" office:string-value="12,340">
            <text:p>12,340</text:p>
          </table:table-cell>
          <table:table-cell table:style-name="ce9" office:value-type="float" office:value="12.34">
            <text:p>12,34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2]);[.A92];[.M92])" office:value-type="string" office:string-value="12,340">
            <text:p>12,340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 345,340</text:p>
          </table:table-cell>
          <table:table-cell table:formula="of:=FIXED([.C93];[.D93])" office:value-type="string" office:string-value="12 345,340">
            <text:p>12 345,340</text:p>
          </table:table-cell>
          <table:table-cell table:style-name="ce9" office:value-type="float" office:value="12345.34">
            <text:p>12345,34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3]);[.A93];[.M93])" office:value-type="string" office:string-value="12 345,340">
            <text:p>12 345,340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3 456 789,123</text:p>
          </table:table-cell>
          <table:table-cell table:formula="of:=FIXED([.C94];[.D94])" office:value-type="string" office:string-value="123 456 789,123">
            <text:p>123 456 789,123</text:p>
          </table:table-cell>
          <table:table-cell table:style-name="ce9" office:value-type="float" office:value="123456789.123456">
            <text:p>123456789,1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4]);[.A94];[.M94])" office:value-type="string" office:string-value="123 456 789,123">
            <text:p>123 456 789,123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 300</text:p>
          </table:table-cell>
          <table:table-cell table:formula="of:=FIXED([.C95];[.D95])" office:value-type="string" office:string-value="12 300">
            <text:p>12 300</text:p>
          </table:table-cell>
          <table:table-cell table:style-name="ce9" office:value-type="float" office:value="12345.34">
            <text:p>12345,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5]);[.A95];[.M95])" office:value-type="string" office:string-value="12 300">
            <text:p>12 300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345,340</text:p>
          </table:table-cell>
          <table:table-cell table:formula="of:=FIXED([.C96];[.D96];[.E96])" office:value-type="string" office:string-value="12345,340">
            <text:p>12345,340</text:p>
          </table:table-cell>
          <table:table-cell table:style-name="ce9" office:value-type="float" office:value="12345.34">
            <text:p>12345,34</text:p>
          </table:table-cell>
          <table:table-cell table:style-name="ce9" office:value-type="float" office:value="3">
            <text:p>3</text:p>
          </table:table-cell>
          <table:table-cell table:style-name="ce14" office:value-type="boolean" office:boolean-value="true">
            <text:p>ИСТИНА</text:p>
          </table:table-cell>
          <table:table-cell table:style-name="ce9" table:number-columns-repeated="4"/>
          <table:table-cell table:style-name="ce19" office:value-type="float" office:value="3">
            <text:p>3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6]);[.A96];[.M96])" office:value-type="string" office:string-value="12345,340">
            <text:p>12345,340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 345,340</text:p>
          </table:table-cell>
          <table:table-cell table:formula="of:=FIXED([.C97];[.D97];[.E97])" office:value-type="string" office:string-value="12 345,340">
            <text:p>12 345,340</text:p>
          </table:table-cell>
          <table:table-cell table:style-name="ce9" office:value-type="float" office:value="12345.34">
            <text:p>12345,34</text:p>
          </table:table-cell>
          <table:table-cell table:style-name="ce9" office:value-type="float" office:value="3">
            <text:p>3</text:p>
          </table:table-cell>
          <table:table-cell table:style-name="ce14" office:value-type="boolean" office:boolean-value="false">
            <text:p>ЛОЖЬ</text:p>
          </table:table-cell>
          <table:table-cell table:style-name="ce9" table:number-columns-repeated="4"/>
          <table:table-cell table:style-name="ce19" office:value-type="float" office:value="3">
            <text:p>3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97]);[.A97];[.M97])" office:value-type="string" office:string-value="12 345,340">
            <text:p>12 345,340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 234 567 891 234,56</text:p>
          </table:table-cell>
          <table:table-cell table:formula="of:=FIXED([.C98];[.D98];[.E98])" office:value-type="string" office:string-value="1 234 567 891 234,56">
            <text:p>1 234 567 891 234,56</text:p>
          </table:table-cell>
          <table:table-cell table:style-name="ce9" office:value-type="float" office:value="1234567891234.56">
            <text:p>1234567891234,56</text:p>
          </table:table-cell>
          <table:table-cell table:style-name="ce9" office:value-type="float" office:value="2">
            <text:p>2</text:p>
          </table:table-cell>
          <table:table-cell table:style-name="ce14" office:value-type="boolean" office:boolean-value="false">
            <text:p>ЛОЖЬ</text:p>
          </table:table-cell>
          <table:table-cell table:style-name="ce9" table:number-columns-repeated="4"/>
          <table:table-cell table:style-name="ce19" office:value-type="float" office:value="3">
            <text:p>3</text:p>
          </table:table-cell>
          <table:table-cell table:style-name="ce20"/>
          <table:table-cell/>
          <table:table-cell table:style-name="ce21"/>
          <table:table-cell office:value-type="string">
            <text:p>long</text:p>
          </table:table-cell>
          <table:table-cell/>
          <table:table-cell table:formula="of:=IF(ISBLANK([.M98]);[.A98];[.M98])" office:value-type="string" office:string-value="1 234 567 891 234,56">
            <text:p>1 234 567 891 234,56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3 456 789 123 400,00</text:p>
          </table:table-cell>
          <table:table-cell table:formula="of:=FIXED([.C99];[.D99];[.E99])" office:value-type="string" office:string-value="123 456 789 123 400,00">
            <text:p>123 456 789 123 400,00</text:p>
          </table:table-cell>
          <table:table-cell table:style-name="ce9" office:value-type="float" office:value="123456789123400">
            <text:p>123456789123400</text:p>
          </table:table-cell>
          <table:table-cell table:style-name="ce9" office:value-type="float" office:value="2">
            <text:p>2</text:p>
          </table:table-cell>
          <table:table-cell table:style-name="ce14" office:value-type="boolean" office:boolean-value="false">
            <text:p>ЛОЖЬ</text:p>
          </table:table-cell>
          <table:table-cell table:style-name="ce9" table:number-columns-repeated="4"/>
          <table:table-cell table:style-name="ce19" office:value-type="float" office:value="3">
            <text:p>3</text:p>
          </table:table-cell>
          <table:table-cell table:style-name="ce20"/>
          <table:table-cell/>
          <table:table-cell table:style-name="ce21"/>
          <table:table-cell office:value-type="string">
            <text:p>long</text:p>
          </table:table-cell>
          <table:table-cell/>
          <table:table-cell table:formula="of:=IF(ISBLANK([.M99]);[.A99];[.M99])" office:value-type="string" office:string-value="123 456 789 123 400,00">
            <text:p>123 456 789 123 400,00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 234,6</text:p>
          </table:table-cell>
          <table:table-cell table:formula="of:=FIXED([.C100];[.D100])" office:value-type="string" office:string-value="1 234,6">
            <text:p>1 234,6</text:p>
          </table:table-cell>
          <table:table-cell table:style-name="ce9" office:value-type="float" office:value="1234.567">
            <text:p>1234,57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00]);[.A100];[.M100])" office:value-type="string" office:string-value="1 234,6">
            <text:p>1 234,6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1 230</text:p>
          </table:table-cell>
          <table:table-cell table:formula="of:=FIXED([.C101];[.D101])" office:value-type="string" office:string-value="-1 230">
            <text:p>-1 230</text:p>
          </table:table-cell>
          <table:table-cell table:style-name="ce9" office:value-type="float" office:value="-1234.567">
            <text:p>-1234,57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01]);[.A101];[.M101])" office:value-type="string" office:string-value="-1 230">
            <text:p>-1 230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30</text:p>
          </table:table-cell>
          <table:table-cell table:formula="of:=FIXED([.C102];[.D102];[.E102])" office:value-type="string" office:string-value="1230">
            <text:p>1230</text:p>
          </table:table-cell>
          <table:table-cell table:style-name="ce9" office:value-type="float" office:value="1234.567">
            <text:p>1234,57</text:p>
          </table:table-cell>
          <table:table-cell table:style-name="ce9" office:value-type="float" office:value="-1">
            <text:p>-1</text:p>
          </table:table-cell>
          <table:table-cell table:style-name="ce14" office:value-type="boolean" office:boolean-value="true">
            <text:p>ИСТИНА</text:p>
          </table:table-cell>
          <table:table-cell table:style-name="ce9" table:number-columns-repeated="4"/>
          <table:table-cell table:style-name="ce19" office:value-type="float" office:value="3">
            <text:p>3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02]);[.A102];[.M102])" office:value-type="string" office:string-value="1230">
            <text:p>1230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1230</text:p>
          </table:table-cell>
          <table:table-cell table:formula="of:=FIXED([.C103];[.D103];[.E103])" office:value-type="string" office:string-value="-1230">
            <text:p>-1230</text:p>
          </table:table-cell>
          <table:table-cell table:style-name="ce9" office:value-type="float" office:value="-1234.567">
            <text:p>-1234,57</text:p>
          </table:table-cell>
          <table:table-cell table:style-name="ce9" office:value-type="float" office:value="-1">
            <text:p>-1</text:p>
          </table:table-cell>
          <table:table-cell table:style-name="ce14" office:value-type="boolean" office:boolean-value="true">
            <text:p>ИСТИНА</text:p>
          </table:table-cell>
          <table:table-cell table:style-name="ce9" table:number-columns-repeated="4"/>
          <table:table-cell table:style-name="ce19" office:value-type="float" office:value="3">
            <text:p>3</text:p>
          </table:table-cell>
          <table:table-cell table:style-name="ce20"/>
          <table:table-cell/>
          <table:table-cell table:style-name="ce21"/>
          <table:table-cell/>
          <table:table-cell/>
          <table:table-cell table:formula="of:=IF(ISBLANK([.M103]);[.A103];[.M103])" office:value-type="string" office:string-value="-1230">
            <text:p>-1230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5" office:value-type="string">
            <text:p>123,00 руб.</text:p>
          </table:table-cell>
          <table:table-cell table:formula="of:=DOLLAR([.C105])" office:value-type="string" office:string-value="123,00 руб.">
            <text:p>123,00 руб.</text:p>
          </table:table-cell>
          <table:table-cell table:style-name="ce18" office:value-type="float" office:value="123">
            <text:p>123,0000000000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 office:value-type="string">
            <text:p>DOLLAR</text:p>
          </table:table-cell>
          <table:table-cell table:style-name="ce21"/>
          <table:table-cell/>
          <table:table-cell/>
          <table:table-cell table:formula="of:=IF(ISBLANK([.M105]);[.A105];[.M105])" office:value-type="string" office:string-value="123,00 руб.">
            <text:p>123,00 руб.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-1 234,57 руб.</text:p>
          </table:table-cell>
          <table:table-cell table:formula="of:=DOLLAR([.C106])" office:value-type="string" office:string-value="-1 234,57 руб.">
            <text:p>-1 234,57 руб.</text:p>
          </table:table-cell>
          <table:table-cell table:style-name="ce18" office:value-type="float" office:value="-1234.567">
            <text:p>-1234,5670000000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06]);[.A106];[.M106])" office:value-type="string" office:string-value="-1 234,57 руб.">
            <text:p>-1 234,57 руб.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5"/>
          <table:table-cell/>
          <table:table-cell table:style-name="ce18"/>
          <table:table-cell table:style-name="ce9" table:number-columns-repeated="6"/>
          <table:table-cell table:style-name="ce19"/>
          <table:table-cell table:number-columns-repeated="2"/>
          <table:table-cell table:style-name="ce21"/>
          <table:table-cell table:number-columns-repeated="1011"/>
        </table:table-row>
        <table:table-row table:style-name="ro2">
          <table:table-cell table:style-name="ce5" office:value-type="string">
            <text:p>123 000 руб.</text:p>
          </table:table-cell>
          <table:table-cell table:formula="of:=DOLLAR([.C108];[.D108])" office:value-type="string" office:string-value="123 000 руб.">
            <text:p>123 000 руб.</text:p>
          </table:table-cell>
          <table:table-cell table:style-name="ce18" office:value-type="float" office:value="123345.2346">
            <text:p>123345,23460000000</text:p>
          </table:table-cell>
          <table:table-cell table:style-name="ce9" office:value-type="float" office:value="-3">
            <text:p>-3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08]);[.A108];[.M108])" office:value-type="string" office:string-value="123 000 руб.">
            <text:p>123 000 руб.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12 345,340 руб.</text:p>
          </table:table-cell>
          <table:table-cell table:formula="of:=DOLLAR([.C109];[.D109])" office:value-type="string" office:string-value="12 345,340 руб.">
            <text:p>12 345,340 руб.</text:p>
          </table:table-cell>
          <table:table-cell table:style-name="ce18" office:value-type="float" office:value="12345.34">
            <text:p>12345,34000000000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9" office:value-type="float" office:value="2">
            <text:p>2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09]);[.A109];[.M109])" office:value-type="string" office:string-value="12 345,340 руб.">
            <text:p>12 345,340 руб.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 office:value-type="string">
            <text:p>ф</text:p>
          </table:table-cell>
          <table:table-cell table:formula="of:=CHAR([.C111])" office:value-type="string" office:string-value="�">
            <text:p>�</text:p>
          </table:table-cell>
          <table:table-cell table:style-name="ce12" office:value-type="float" office:value="244">
            <text:p>244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 office:value-type="string">
            <text:p>CHAR</text:p>
          </table:table-cell>
          <table:table-cell table:style-name="ce21" office:value-type="string">
            <text:p>�</text:p>
          </table:table-cell>
          <table:table-cell/>
          <table:table-cell/>
          <table:table-cell table:formula="of:=IF(ISBLANK([.M111]);[.A111];[.M111])" office:value-type="string" office:string-value="�">
            <text:p>�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ё</text:p>
          </table:table-cell>
          <table:table-cell table:formula="of:=CHAR([.C112])" office:value-type="string" office:string-value="�">
            <text:p>�</text:p>
          </table:table-cell>
          <table:table-cell table:style-name="ce12" office:value-type="float" office:value="184">
            <text:p>184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string">
            <text:p>�</text:p>
          </table:table-cell>
          <table:table-cell/>
          <table:table-cell/>
          <table:table-cell table:formula="of:=IF(ISBLANK([.M112]);[.A112];[.M112])" office:value-type="string" office:string-value="�">
            <text:p>�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17"/>
          <table:table-cell table:style-name="ce9" table:number-columns-repeated="6"/>
          <table:table-cell table:style-name="ce19"/>
          <table:table-cell table:number-columns-repeated="2"/>
          <table:table-cell table:style-name="ce21"/>
          <table:table-cell table:number-columns-repeated="1011"/>
        </table:table-row>
        <table:table-row table:style-name="ro2">
          <table:table-cell table:style-name="ce3" office:value-type="float" office:value="244">
            <text:p>244</text:p>
          </table:table-cell>
          <table:table-cell table:formula="of:=CODE([.C114])" office:value-type="float" office:value="0">
            <text:p>0</text:p>
          </table:table-cell>
          <table:table-cell table:style-name="ce17" office:value-type="string">
            <text:p>ф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 office:value-type="string">
            <text:p>CODE</text:p>
          </table:table-cell>
          <table:table-cell table:style-name="ce21" office:value-type="float" office:value="0">
            <text:p>0</text:p>
          </table:table-cell>
          <table:table-cell/>
          <table:table-cell/>
          <table:table-cell table:formula="of:=IF(ISBLANK([.M114]);[.A114];[.M114])" office:value-type="float" office:value="0">
            <text:p>0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184">
            <text:p>184</text:p>
          </table:table-cell>
          <table:table-cell table:formula="of:=CODE([.C115])" office:value-type="float" office:value="0">
            <text:p>0</text:p>
          </table:table-cell>
          <table:table-cell table:style-name="ce17" office:value-type="string">
            <text:p>ё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0">
            <text:p>0</text:p>
          </table:table-cell>
          <table:table-cell/>
          <table:table-cell/>
          <table:table-cell table:formula="of:=IF(ISBLANK([.M115]);[.A115];[.M115])" office:value-type="float" office:value="0">
            <text:p>0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184">
            <text:p>184</text:p>
          </table:table-cell>
          <table:table-cell table:formula="of:=CODE([.C116])" office:value-type="float" office:value="0">
            <text:p>0</text:p>
          </table:table-cell>
          <table:table-cell table:style-name="ce17" office:value-type="string">
            <text:p>ёж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0">
            <text:p>0</text:p>
          </table:table-cell>
          <table:table-cell/>
          <table:table-cell/>
          <table:table-cell table:formula="of:=IF(ISBLANK([.M116]);[.A116];[.M116])" office:value-type="float" office:value="0">
            <text:p>0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63">
            <text:p>63</text:p>
          </table:table-cell>
          <table:table-cell table:formula="of:=CODE([.C117])" office:value-type="float" office:value="0">
            <text:p>0</text:p>
          </table:table-cell>
          <table:table-cell table:style-name="ce17" office:value-type="string">
            <text:p>ö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0">
            <text:p>0</text:p>
          </table:table-cell>
          <table:table-cell/>
          <table:table-cell/>
          <table:table-cell table:formula="of:=IF(ISBLANK([.M117]);[.A117];[.M117])" office:value-type="float" office:value="0">
            <text:p>0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2" office:value-type="float" office:value="35922">
            <text:p>35922</text:p>
          </table:table-cell>
          <table:table-cell table:formula="of:=DATEVALUE([.C119])" office:value-type="float" office:value="35922">
            <text:p>35922</text:p>
          </table:table-cell>
          <table:table-cell table:style-name="ce17" office:value-type="string">
            <text:p>7.5.1998</text:p>
          </table:table-cell>
          <table:table-cell table:style-name="ce9" table:number-columns-repeated="3"/>
          <table:table-cell table:style-name="ce13"/>
          <table:table-cell table:style-name="ce9" table:number-columns-repeated="2"/>
          <table:table-cell table:style-name="ce19" office:value-type="float" office:value="1">
            <text:p>1</text:p>
          </table:table-cell>
          <table:table-cell table:number-columns-repeated="2" office:value-type="string">
            <text:p>DATEVALUE</text:p>
          </table:table-cell>
          <table:table-cell table:style-name="ce21"/>
          <table:table-cell/>
          <table:table-cell/>
          <table:table-cell table:formula="of:=IF(ISBLANK([.M119]);[.A119];[.M119])" office:value-type="float" office:value="35922">
            <text:p>35922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0])" office:value-type="float" office:value="35922">
            <text:p>35922</text:p>
          </table:table-cell>
          <table:table-cell table:style-name="ce17" office:value-type="string">
            <text:p>7/5/1998</text:p>
          </table:table-cell>
          <table:table-cell table:style-name="ce9" table:number-columns-repeated="3"/>
          <table:table-cell table:style-name="ce13"/>
          <table:table-cell table:style-name="ce9" table:number-columns-repeated="2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5922">
            <text:p>35922</text:p>
          </table:table-cell>
          <table:table-cell/>
          <table:table-cell/>
          <table:table-cell table:formula="of:=IF(ISBLANK([.M120]);[.A120];[.M120])" office:value-type="float" office:value="35922">
            <text:p>35922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1])" office:value-type="float" office:value="39231">
            <text:p>39231</text:p>
          </table:table-cell>
          <table:table-cell table:style-name="ce17" office:value-type="string">
            <text:p>29 Май 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9231">
            <text:p>39231</text:p>
          </table:table-cell>
          <table:table-cell/>
          <table:table-cell/>
          <table:table-cell table:formula="of:=IF(ISBLANK([.M121]);[.A121];[.M121])" office:value-type="float" office:value="39231">
            <text:p>39231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2])" office:value-type="float" office:value="39231">
            <text:p>39231</text:p>
          </table:table-cell>
          <table:table-cell table:style-name="ce17" office:value-type="string">
            <text:p>29 МАЙ 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9231">
            <text:p>39231</text:p>
          </table:table-cell>
          <table:table-cell/>
          <table:table-cell/>
          <table:table-cell table:formula="of:=IF(ISBLANK([.M122]);[.A122];[.M122])" office:value-type="float" office:value="39231">
            <text:p>39231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3])" office:value-type="float" office:value="39231">
            <text:p>39231</text:p>
          </table:table-cell>
          <table:table-cell table:style-name="ce17" office:value-type="string">
            <text:p>29 май 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9231">
            <text:p>39231</text:p>
          </table:table-cell>
          <table:table-cell/>
          <table:table-cell/>
          <table:table-cell table:formula="of:=IF(ISBLANK([.M123]);[.A123];[.M123])" office:value-type="float" office:value="39231">
            <text:p>39231</text:p>
          </table:table-cell>
          <table:table-cell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4])" office:value-type="float" office:value="39231">
            <text:p>39231</text:p>
          </table:table-cell>
          <table:table-cell table:style-name="ce17" office:value-type="string">
            <text:p>29 май 2007 12:3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9231">
            <text:p>39231</text:p>
          </table:table-cell>
          <table:table-cell/>
          <table:table-cell/>
          <table:table-cell table:formula="of:=IF(ISBLANK([.M124]);[.A124];[.M124])" office:value-type="float" office:value="39231">
            <text:p>39231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5])" office:value-type="float" office:value="39231">
            <text:p>39231</text:p>
          </table:table-cell>
          <table:table-cell table:style-name="ce17" office:value-type="string">
            <text:p>29-май-2007 12:30:2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9231">
            <text:p>39231</text:p>
          </table:table-cell>
          <table:table-cell/>
          <table:table-cell/>
          <table:table-cell table:formula="of:=IF(ISBLANK([.M125]);[.A125];[.M125])" office:value-type="float" office:value="39231">
            <text:p>39231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6])" office:value-type="float" office:value="0">
            <text:p>Ошибка:502</text:p>
          </table:table-cell>
          <table:table-cell table:style-name="ce17" office:value-type="string">
            <text:p>29.май.2007 12:30:2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string">
            <text:p>Err:502</text:p>
          </table:table-cell>
          <table:table-cell/>
          <table:table-cell/>
          <table:table-cell table:formula="of:=IF(ISBLANK([.M126]);[.A126];[.M126])" office:value-type="string" office:string-value="Err:502">
            <text:p>Err:502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7])" office:value-type="float" office:value="0">
            <text:p>Ошибка:502</text:p>
          </table:table-cell>
          <table:table-cell table:style-name="ce17" office:value-type="string">
            <text:p>29 май 2007 г.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string">
            <text:p>Err:502</text:p>
          </table:table-cell>
          <table:table-cell/>
          <table:table-cell/>
          <table:table-cell table:formula="of:=IF(ISBLANK([.M127]);[.A127];[.M127])" office:value-type="string" office:string-value="Err:502">
            <text:p>Err:502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28])" office:value-type="float" office:value="0">
            <text:p>Ошибка:502</text:p>
          </table:table-cell>
          <table:table-cell table:style-name="ce17" office:value-type="string">
            <text:p>29 Мая 200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string">
            <text:p>Err:502</text:p>
          </table:table-cell>
          <table:table-cell/>
          <table:table-cell/>
          <table:table-cell table:formula="of:=IF(ISBLANK([.M128]);[.A128];[.M128])" office:value-type="string" office:string-value="Err:502">
            <text:p>Err:502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42387">
            <text:p>42387</text:p>
          </table:table-cell>
          <table:table-cell table:formula="of:=DATEVALUE([.C129])" office:value-type="float" office:value="35652">
            <text:p>35652</text:p>
          </table:table-cell>
          <table:table-cell table:style-name="ce17" office:value-type="string">
            <text:p>1997.08.1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5652">
            <text:p>35652</text:p>
          </table:table-cell>
          <table:table-cell/>
          <table:table-cell/>
          <table:table-cell table:formula="of:=IF(ISBLANK([.M129]);[.A129];[.M129])" office:value-type="float" office:value="35652">
            <text:p>35652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f:=DATEVALUE([.C130])" office:value-type="float" office:value="35652">
            <text:p>35652</text:p>
          </table:table-cell>
          <table:table-cell table:style-name="ce17" office:value-type="string">
            <text:p>1997/08/1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30]);[.A130];[.M130])" office:value-type="float" office:value="35652">
            <text:p>35652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f:=DATEVALUE([.C131])" office:value-type="float" office:value="35652">
            <text:p>35652</text:p>
          </table:table-cell>
          <table:table-cell table:style-name="ce17" office:value-type="string">
            <text:p>1997-08-1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31]);[.A131];[.M131])" office:value-type="float" office:value="35652">
            <text:p>35652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5711">
            <text:p>35711</text:p>
          </table:table-cell>
          <table:table-cell table:formula="of:=DATEVALUE([.C132])" office:value-type="float" office:value="35711">
            <text:p>35711</text:p>
          </table:table-cell>
          <table:table-cell table:style-name="ce18" office:value-type="string">
            <text:p>08.10.199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32]);[.A132];[.M132])" office:value-type="float" office:value="35711">
            <text:p>35711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33])" office:value-type="float" office:value="35711">
            <text:p>35711</text:p>
          </table:table-cell>
          <table:table-cell table:style-name="ce18" office:value-type="string">
            <text:p>08-10-1997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5711">
            <text:p>35711</text:p>
          </table:table-cell>
          <table:table-cell/>
          <table:table-cell/>
          <table:table-cell table:formula="of:=IF(ISBLANK([.M133]);[.A133];[.M133])" office:value-type="float" office:value="35711">
            <text:p>35711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float" office:value="35922">
            <text:p>35922</text:p>
          </table:table-cell>
          <table:table-cell table:formula="of:=DATEVALUE([.C134])" office:value-type="float" office:value="35922">
            <text:p>35922</text:p>
          </table:table-cell>
          <table:table-cell table:style-name="ce18" office:value-type="string">
            <text:p>7.5.98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/>
          <table:table-cell/>
          <table:table-cell/>
          <table:table-cell table:formula="of:=IF(ISBLANK([.M134]);[.A134];[.M134])" office:value-type="float" office:value="35922">
            <text:p>35922</text:p>
          </table:table-cell>
          <table:table-cell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35])" office:value-type="float" office:value="35922">
            <text:p>35922</text:p>
          </table:table-cell>
          <table:table-cell table:style-name="ce18" office:value-type="string">
            <text:p>7/5/1998 12:1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5922">
            <text:p>35922</text:p>
          </table:table-cell>
          <table:table-cell/>
          <table:table-cell/>
          <table:table-cell table:formula="of:=IF(ISBLANK([.M135]);[.A135];[.M135])" office:value-type="float" office:value="35922">
            <text:p>35922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36])" office:value-type="float" office:value="35922">
            <text:p>35922</text:p>
          </table:table-cell>
          <table:table-cell table:style-name="ce18" office:value-type="string">
            <text:p>7-5-98 12:13:14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35922">
            <text:p>35922</text:p>
          </table:table-cell>
          <table:table-cell/>
          <table:table-cell/>
          <table:table-cell table:formula="of:=IF(ISBLANK([.M136]);[.A136];[.M136])" office:value-type="float" office:value="35922">
            <text:p>35922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18"/>
          <table:table-cell table:style-name="ce9" table:number-columns-repeated="6"/>
          <table:table-cell table:style-name="ce19"/>
          <table:table-cell table:number-columns-repeated="2"/>
          <table:table-cell table:style-name="ce21"/>
          <table:table-cell table:number-columns-repeated="1011"/>
        </table:table-row>
        <table:table-row table:style-name="ro2">
          <table:table-cell table:style-name="ce3" office:value-type="float" office:value="0.509027777778101">
            <text:p>0,51</text:p>
          </table:table-cell>
          <table:table-cell table:formula="of:=TIMEVALUE([.C138])" office:value-type="float" office:value="0.509027777778101">
            <text:p>0,51</text:p>
          </table:table-cell>
          <table:table-cell table:style-name="ce18" office:value-type="string">
            <text:p>7.5.1998 12: 1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 office:value-type="string">
            <text:p>TIMEVALUE</text:p>
          </table:table-cell>
          <table:table-cell table:style-name="ce21"/>
          <table:table-cell/>
          <table:table-cell/>
          <table:table-cell table:formula="of:=IF(ISBLANK([.M138]);[.A138];[.M138])" office:value-type="float" office:value="0.509027777778101">
            <text:p>0,51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TIMEVALUE([.C139])" office:value-type="float" office:value="0.520833333335759">
            <text:p>0,52</text:p>
          </table:table-cell>
          <table:table-cell table:style-name="ce18" office:value-type="string">
            <text:p>29 май 2007 12:30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0.520833333335759">
            <text:p>0,52</text:p>
          </table:table-cell>
          <table:table-cell/>
          <table:table-cell/>
          <table:table-cell table:formula="of:=IF(ISBLANK([.M139]);[.A139];[.M139])" office:value-type="float" office:value="0.520833333335759">
            <text:p>0,52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TIMEVALUE([.C140])" office:value-type="float" office:value="0.521099537036207">
            <text:p>0,52</text:p>
          </table:table-cell>
          <table:table-cell table:style-name="ce18" office:value-type="string">
            <text:p>29-май-2007 12:30:2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number-columns-repeated="2"/>
          <table:table-cell table:style-name="ce21" office:value-type="float" office:value="0.521099537036207">
            <text:p>0,52</text:p>
          </table:table-cell>
          <table:table-cell/>
          <table:table-cell/>
          <table:table-cell table:formula="of:=IF(ISBLANK([.M140]);[.A140];[.M140])" office:value-type="float" office:value="0.521099537036207">
            <text:p>0,52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!STR:FE</text:p>
          </table:table-cell>
          <table:table-cell table:formula="of:=TIMEVALUE([.C141])" office:value-type="float" office:value="0.509027777778101">
            <text:p>0,51</text:p>
          </table:table-cell>
          <table:table-cell table:style-name="ce18" office:value-type="string">
            <text:p>7/5/1998 12:13</text:p>
          </table:table-cell>
          <table:table-cell table:style-name="ce9" table:number-columns-repeated="6"/>
          <table:table-cell table:style-name="ce19" office:value-type="float" office:value="1">
            <text:p>1</text:p>
          </table:table-cell>
          <table:table-cell table:style-name="ce20"/>
          <table:table-cell/>
          <table:table-cell table:style-name="ce21" office:value-type="float" office:value="0.509027777778101">
            <text:p>0,51</text:p>
          </table:table-cell>
          <table:table-cell/>
          <table:table-cell/>
          <table:table-cell table:formula="of:=IF(ISBLANK([.M141]);[.A141];[.M141])" office:value-type="float" office:value="0.509027777778101">
            <text:p>0,51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ИСТИНА</text:p>
          </table:table-cell>
          <table:table-cell table:number-columns-repeated="1007"/>
        </table:table-row>
        <table:table-row table:style-name="ro2" table:number-rows-repeated="99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2">
          <table:table-cell table:style-name="ce6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24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2">
          <table:table-cell table:style-name="ce6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29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/>
          <table:table-cell/>
          <table:table-cell table:style-name="ce9"/>
          <table:table-cell table:style-name="ce11"/>
          <table:table-cell table:style-name="ce9" table:number-columns-repeated="5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/>
          <table:table-cell/>
          <table:table-cell table:style-name="ce9"/>
          <table:table-cell table:style-name="ce10"/>
          <table:table-cell table:style-name="ce9" table:number-columns-repeated="5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>
          <table:table-cell table:style-name="ce3"/>
          <table:table-cell/>
          <table:table-cell table:style-name="ce13"/>
          <table:table-cell table:style-name="ce9" table:number-columns-repeated="6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8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2">
          <table:table-cell table:style-name="ce6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9689">
          <table:table-cell table:style-name="ce3"/>
          <table:table-cell/>
          <table:table-cell table:style-name="ce9" table:number-columns-repeated="7"/>
          <table:table-cell table:style-name="ce19"/>
          <table:table-cell table:style-name="ce20"/>
          <table:table-cell/>
          <table:table-cell table:style-name="ce21"/>
          <table:table-cell table:number-columns-repeated="1011"/>
        </table:table-row>
        <table:table-row table:style-name="ro2" table:number-rows-repeated="55536">
          <table:table-cell table:number-columns-repeated="9"/>
          <table:table-cell table:style-name="ce19"/>
          <table:table-cell table:style-name="ce20"/>
          <table:table-cell table:number-columns-repeated="101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">
      <number:number number:decimal-places="2" number:min-integer-digits="1" number:grouping="true"/>
      <number:text>р.</number:text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2" number:min-integer-digits="1" number:grouping="true"/>
    </number:number-style>
    <number:number-style style:name="N145">
      <style:text-properties fo:color="#ff0000"/>
      <number:text>SFr. 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SFr. </number:text>
      <number:number number:decimal-places="0" number:min-integer-digits="1" number:grouping="true"/>
      <number:text> </number:text>
    </number:number-style>
    <number:number-style style:name="N149P1" style:volatile="true">
      <number:text> SFr. -</number:text>
      <number:number number:decimal-places="0" number:min-integer-digits="1" number:grouping="true"/>
      <number:text> </number:text>
    </number:number-style>
    <number:number-style style:name="N149P2" style:volatile="true">
      <number:text> SFr.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SFr. </number:text>
      <number:number number:decimal-places="2" number:min-integer-digits="1" number:grouping="true"/>
      <number:text> </number:text>
    </number:number-style>
    <number:number-style style:name="N157P1" style:volatile="true">
      <number:text> SFr. -</number:text>
      <number:number number:decimal-places="2" number:min-integer-digits="1" number:grouping="true"/>
      <number:text> </number:text>
    </number:number-style>
    <number:number-style style:name="N157P2" style:volatile="true">
      <number:text> SFr.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8" number:min-integer-digits="1"/>
    </number:number-style>
    <number:number-style style:name="N163">
      <number:number number:decimal-places="7" number:min-integer-digits="1"/>
    </number:number-style>
    <number:number-style style:name="N164">
      <number:number number:decimal-places="6" number:min-integer-digits="1"/>
    </number:number-style>
    <number:number-style style:name="N165">
      <number:number number:decimal-places="5" number:min-integer-digits="1"/>
    </number:number-style>
    <number:number-style style:name="N166">
      <number:number number:decimal-places="4" number:min-integer-digits="1"/>
    </number:number-style>
    <number:number-style style:name="N167">
      <number:number number:decimal-places="3" number:min-integer-digits="1"/>
    </number:number-style>
    <number:number-style style:name="N170P0" style:volatile="true">
      <number:number number:decimal-places="3" number:min-integer-digits="1" number:grouping="true"/>
      <number:text> </number:text>
    </number:number-style>
    <number:number-style style:name="N170P1" style:volatile="true">
      <number:text> -</number:text>
      <number:number number:decimal-places="3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4" number:min-integer-digits="1" number:grouping="true"/>
      <number:text> </number:text>
    </number:number-style>
    <number:number-style style:name="N173P1" style:volatile="true">
      <number:text> -</number:text>
      <number:number number:decimal-places="4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5" number:min-integer-digits="1" number:grouping="true"/>
      <number:text> </number:text>
    </number:number-style>
    <number:number-style style:name="N176P1" style:volatile="true">
      <number:text> -</number:text>
      <number:number number:decimal-places="5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6" number:min-integer-digits="1" number:grouping="true"/>
      <number:text> </number:text>
    </number:number-style>
    <number:number-style style:name="N179P1" style:volatile="true">
      <number:text> -</number:text>
      <number:number number:decimal-places="6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1" number:min-integer-digits="1" number:grouping="true"/>
      <number:text> </number:text>
    </number:number-style>
    <number:number-style style:name="N182P1" style:volatile="true">
      <number:text> -</number:text>
      <number:number number:decimal-places="1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date-style style:name="N192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3">
      <number:currency-symbol number:language="en" number:country="US">$</number:currency-symbol>
      <number:number number:decimal-places="2" number:min-integer-digits="1" number:grouping="true"/>
    </number:currency-style>
    <number:number-style style:name="N194">
      <number:number number:decimal-places="1" number:min-integer-digits="1"/>
    </number:number-style>
    <number:number-style style:name="N195">
      <number:number number:decimal-places="15" number:min-integer-digits="1"/>
    </number:number-style>
    <number:number-style style:name="N196">
      <number:number number:decimal-places="10" number:min-integer-digits="1"/>
    </number:number-style>
    <number:number-style style:name="N197">
      <number:number number:decimal-places="18" number:min-integer-digits="1"/>
    </number:number-style>
    <number:number-style style:name="N198">
      <number:number number:decimal-places="30" number:min-integer-digits="1"/>
    </number:number-style>
    <number:number-style style:name="N199">
      <number:number number:decimal-places="19" number:min-integer-digits="1"/>
    </number:number-style>
    <number:number-style style:name="N200">
      <number:number number:decimal-places="25" number:min-integer-digits="1"/>
    </number:number-style>
    <number:number-style style:name="N201">
      <number:number number:decimal-places="11" number:min-integer-digits="1"/>
    </number:number-style>
    <number:number-style style:name="N202">
      <number:number number:decimal-places="20" number:min-integer-digits="1"/>
    </number:number-style>
    <number:number-style style:name="N204P0" style:volatile="true">
      <number:text> </number:text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number number:decimal-places="0" number:min-integer-digits="1" number:grouping="true"/>
      <number:text>р. </number:text>
    </number:number-style>
    <number:number-style style:name="N206P1" style:volatile="true">
      <number:text>-</number:text>
      <number:number number:decimal-places="0" number:min-integer-digits="1" number:grouping="true"/>
      <number:text>р. </number:text>
    </number:number-style>
    <number:number-style style:name="N206P2" style:volatile="true">
      <number:text> -р.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2" number:min-integer-digits="1" number:grouping="true"/>
      <number:text>    </number:text>
    </number:number-style>
    <number:number-style style:name="N208P1" style:volatile="true">
      <number:text>-</number:text>
      <number:number number:decimal-places="2" number:min-integer-digits="1" number:grouping="true"/>
      <number:text>    </number:text>
    </number:number-style>
    <number:number-style style:name="N208P2" style:volatile="true">
      <number:text> -</number:text>
      <number:number number:decimal-places="0" number:min-integer-digits="0"/>
      <number:text>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2" number:min-integer-digits="1" number:grouping="true"/>
      <number:text>р. </number:text>
    </number:number-style>
    <number:number-style style:name="N210P1" style:volatile="true">
      <number:text>-</number:text>
      <number:number number:decimal-places="2" number:min-integer-digits="1" number:grouping="true"/>
      <number:text>р. </number:text>
    </number:number-style>
    <number:number-style style:name="N210P2" style:volatile="true">
      <number:text> -</number:text>
      <number:number number:decimal-places="0" number:min-integer-digits="0"/>
      <number:text>р.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</number:text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3" number:min-integer-digits="1" number:grouping="true"/>
      <number:text> </number:text>
    </number:number-style>
    <number:number-style style:name="N216P1" style:volatile="true">
      <number:text> -</number:text>
      <number:number number:decimal-places="3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 </number:text>
      <number:number number:decimal-places="4" number:min-integer-digits="1" number:grouping="true"/>
      <number:text> </number:text>
    </number:number-style>
    <number:number-style style:name="N218P1" style:volatile="true">
      <number:text> -</number:text>
      <number:number number:decimal-places="4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 </number:text>
      <number:number number:decimal-places="5" number:min-integer-digits="1" number:grouping="true"/>
      <number:text> </number:text>
    </number:number-style>
    <number:number-style style:name="N220P1" style:volatile="true">
      <number:text> -</number:text>
      <number:number number:decimal-places="5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 </number:text>
      <number:number number:decimal-places="6" number:min-integer-digits="1" number:grouping="true"/>
      <number:text> </number:text>
    </number:number-style>
    <number:number-style style:name="N222P1" style:volatile="true">
      <number:text> -</number:text>
      <number:number number:decimal-places="6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 </number:text>
      <number:number number:decimal-places="1" number:min-integer-digits="1" number:grouping="true"/>
      <number:text> </number:text>
    </number:number-style>
    <number:number-style style:name="N224P1" style:volatile="true">
      <number:text> -</number:text>
      <number:number number:decimal-places="1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</number:text>
      <number:number number:decimal-places="0" number:min-integer-digits="1" number:grouping="true"/>
      <number:text> </number:text>
    </number:number-style>
    <number:number-style style:name="N225P1" style:volatile="true">
      <number:text> -</number:text>
      <number:number number:decimal-places="0" number:min-integer-digits="1" number:grouping="true"/>
      <number:text> </number:text>
    </number:number-style>
    <number:number-style style:name="N225P2" style:volatile="true">
      <number:text> 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226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.08.2010</text:date>, <text:time>14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5-11-22T22:05:38</meta:creation-date>
    <dc:date>2010-08-06T14:37:06</dc:date>
    <dc:language>ru-RU</dc:language>
    <meta:editing-cycles>18</meta:editing-cycles>
    <meta:editing-duration>PT00H51M29S</meta:editing-duration>
    <dc:creator>Vladimir Korenev</dc:creator>
    <meta:document-statistic meta:table-count="1" meta:cell-count="1195" meta:object-count="0"/>
    <meta:user-defined meta:name="Info 1"/>
    <meta:user-defined meta:name="Info 2"/>
    <meta:user-defined meta:name="Info 3"/>
    <meta:user-defined meta:name="Info 4"/>
  </office:meta>
</office:document-meta>
</file>